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73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5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59cm" fo:min-width="0cm"/>
    </style:style>
    <style:style style:name="gr10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0pt" fo:text-shadow="1pt 1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fo:text-shadow="1pt 1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8cm" svg:height="2.7cm" svg:x="3.2cm" svg:y="19.5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8cm" svg:height="2.7cm" svg:x="12.4cm" svg:y="21.9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cm" svg:height="2.7cm" svg:x="2.2cm" svg:y="6.9cm">
          <text:p text:style-name="P1"><text:span text:style-name="T1">retr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8cm" svg:height="2.7cm" svg:x="8.4cm" svg:y="7.8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8cm" svg:height="2.7cm" svg:x="7.4cm" svg:y="14.3cm">
          <text:p text:style-name="P1"><text:span text:style-name="T1">conne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8cm" svg:height="2.7cm" svg:x="14cm" svg:y="17.2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10" draw:id="id10" draw:layer="layout" draw:type="curve" svg:x1="9.8cm" svg:y1="10.5cm" svg:x2="8.8cm" svg:y2="14.3cm" draw:start-shape="id1" draw:start-glue-point="8" draw:end-shape="id2" svg:d="m9800 10500c0 2851-1000 952-1000 3800" svg:viewBox="0 0 1001 3801">
          <text:p/>
        </draw:connector>
        <draw:connector draw:style-name="gr2" draw:text-style-name="P1" draw:layer="layout" draw:type="curve" svg:x1="4.6cm" svg:y1="19.5cm" svg:x2="3.6cm" svg:y2="9.6cm" draw:start-shape="id3" draw:start-glue-point="4" svg:d="m4600 19500c0-7800-1000-2850-1000-9900" svg:viewBox="0 0 1001 9901">
          <text:p/>
        </draw:connector>
        <draw:connector draw:style-name="gr2" draw:text-style-name="P1" draw:layer="layout" draw:type="curve" svg:x1="5cm" svg:y1="8.25cm" svg:x2="8.4cm" svg:y2="9.15cm" draw:end-shape="id1" draw:end-glue-point="6" svg:d="m5000 8250c2175 0 475 900 3400 900" svg:viewBox="0 0 3401 901">
          <text:p/>
        </draw:connector>
        <draw:connector draw:style-name="gr2" draw:text-style-name="P1" draw:layer="layout" draw:type="curve" svg:x1="9.79cm" svg:y1="16.605cm" svg:x2="14cm" svg:y2="18.55cm" draw:start-shape="id2" draw:start-glue-point="9" draw:end-shape="id4" draw:end-glue-point="6" svg:d="m9790 16605c0 1297 1403 1945 4210 1945" svg:viewBox="0 0 4211 1946">
          <text:p/>
        </draw:connector>
        <draw:connector draw:style-name="gr2" draw:text-style-name="P1" draw:layer="layout" draw:type="curve" svg:x1="5.59cm" svg:y1="21.805cm" svg:x2="12.4cm" svg:y2="23.25cm" draw:start-shape="id3" draw:start-glue-point="9" draw:end-shape="id5" draw:end-glue-point="6" svg:d="m5590 21805c0 964 2270 1445 6810 1445" svg:viewBox="0 0 6811 1446">
          <text:p/>
        </draw:connector>
        <draw:connector draw:style-name="gr2" draw:text-style-name="P1" xml:id="id7" draw:id="id7" draw:layer="layout" draw:type="curve" svg:x1="9.756cm" svg:y1="5.404cm" svg:x2="9.8cm" svg:y2="7.8cm" draw:end-shape="id1" draw:end-glue-point="4" svg:d="m9756 5404c0 1422 44 224 44 2396" svg:viewBox="0 0 45 2397">
          <text:p/>
        </draw:connector>
        <draw:connector draw:style-name="gr2" draw:text-style-name="P1" draw:layer="layout" draw:type="curve" svg:x1="8.8cm" svg:y1="17cm" svg:x2="5.59cm" svg:y2="19.895cm" draw:start-shape="id2" draw:start-glue-point="8" draw:end-shape="id3" draw:end-glue-point="11" svg:d="m8800 17000c0 1876-3210 429-3210 2895" svg:viewBox="0 0 3211 2896">
          <text:p/>
        </draw:connector>
        <draw:connector draw:style-name="gr2" draw:text-style-name="P1" draw:layer="layout" draw:type="curve" svg:x1="14.41cm" svg:y1="19.505cm" svg:x2="6cm" svg:y2="20.85cm" draw:start-shape="id4" draw:start-glue-point="7" draw:end-shape="id3" draw:end-glue-point="10" svg:d="m14410 19505c0 897-2803 1345-8410 1345" svg:viewBox="0 0 8411 1346">
          <text:p/>
        </draw:connector>
        <draw:connector draw:style-name="gr2" draw:text-style-name="P1" draw:layer="layout" draw:type="curve" svg:x1="14.089cm" svg:y1="13.725cm" svg:x2="15.4cm" svg:y2="17.2cm" draw:end-shape="id4" draw:end-glue-point="4" svg:d="m14089 13725c0 2230 1311 493 1311 3475" svg:viewBox="0 0 1312 3476">
          <text:p/>
        </draw:connector>
        <draw:frame draw:style-name="gr3" draw:text-style-name="P3" xml:id="id6" draw:id="id6" draw:layer="layout" svg:width="4.9cm" svg:height="1.433cm" svg:x="10.2cm" svg:y="5.367cm">
          <draw:text-box>
            <text:p><text:span text:style-name="T2">A client for each remote gateway in the configuration has been created.</text:span></text:p>
          </draw:text-box>
        </draw:frame>
        <draw:frame draw:style-name="gr3" draw:text-style-name="P3" xml:id="id9" draw:id="id9" draw:layer="layout" svg:width="3cm" svg:height="1.433cm" svg:x="10cm" svg:y="11.8cm">
          <draw:text-box>
            <text:p><text:span text:style-name="T2">Connection attemp has been initiated.</text:span></text:p>
          </draw:text-box>
        </draw:frame>
        <draw:frame draw:style-name="gr4" draw:text-style-name="P3" xml:id="id8" draw:id="id8" draw:layer="layout" svg:width="2.3cm" svg:height="1.433cm" svg:x="5.9cm" svg:y="6.667cm">
          <draw:text-box>
            <text:p><text:span text:style-name="T2">5 second timer expired</text:span></text:p>
          </draw:text-box>
        </draw:frame>
        <draw:frame draw:style-name="gr5" draw:text-style-name="P3" xml:id="id11" draw:id="id11" draw:layer="layout" svg:width="3.6cm" svg:height="3.009cm" svg:x="4.2cm" svg:y="10.391cm">
          <draw:text-box>
            <text:p><text:span text:style-name="T2">Non fatal error occured, EHOSTUNREACH,ECONNREFUSED,EHOSTDOWN,ETIMEDOUT,ECONNRESET</text:span></text:p>
          </draw:text-box>
        </draw:frame>
        <draw:frame draw:style-name="gr3" draw:text-style-name="P3" xml:id="id13" draw:id="id13" draw:layer="layout" svg:width="2.7cm" svg:height="1.827cm" svg:x="10.8cm" svg:y="15.9cm">
          <draw:text-box>
            <text:p><text:span text:style-name="T2">Connection accepted by remote gateway</text:span></text:p>
          </draw:text-box>
        </draw:frame>
        <draw:frame draw:style-name="gr3" draw:text-style-name="P3" xml:id="id12" draw:id="id12" draw:layer="layout" svg:width="3.316cm" svg:height="3.403cm" svg:x="15.784cm" svg:y="12.297cm">
          <draw:text-box>
            <text:p><text:span text:style-name="T2">Create and start a client when connection request arrives from a remote gateway. See Master Listening State Machine.</text:span></text:p>
          </draw:text-box>
        </draw:frame>
        <draw:frame draw:style-name="gr6" draw:text-style-name="P3" xml:id="id17" draw:id="id17" draw:layer="layout" svg:width="3.6cm" svg:height="0.7cm" svg:x="6.7cm" svg:y="23.6cm">
          <draw:text-box>
            <text:p><text:span text:style-name="T2">Fatal error occured</text:span></text:p>
          </draw:text-box>
        </draw:frame>
        <draw:frame draw:style-name="gr6" draw:text-style-name="P3" xml:id="id16" draw:id="id16" draw:layer="layout" svg:width="3.6cm" svg:height="0.7cm" svg:x="7.4cm" svg:y="19.7cm">
          <draw:text-box>
            <text:p><text:span text:style-name="T2">Any error occured</text:span></text:p>
          </draw:text-box>
        </draw:frame>
        <draw:frame draw:style-name="gr6" draw:text-style-name="P3" xml:id="id18" draw:id="id18" draw:layer="layout" svg:width="2.3cm" svg:height="1.039cm" svg:x="5.6cm" svg:y="16.861cm">
          <draw:text-box>
            <text:p><text:span text:style-name="T2">Any error occured</text:span></text:p>
          </draw:text-box>
        </draw:frame>
        <draw:frame draw:style-name="gr7" draw:text-style-name="P4" draw:layer="layout" svg:width="11.581cm" svg:height="1.038cm" svg:x="5.895cm" svg:y="2.3cm">
          <draw:text-box>
            <text:p><text:span text:style-name="T3">Client <text:s/>– Connection State machine</text:span></text:p>
          </draw:text-box>
        </draw:frame>
        <draw:connector draw:style-name="gr2" draw:text-style-name="P1" xml:id="id15" draw:id="id15" draw:layer="layout" draw:type="curve" draw:line-skew="0.71cm 0.331cm" svg:x1="16.8cm" svg:y1="18.55cm" svg:x2="15.4cm" svg:y2="19.9cm" draw:start-shape="id4" draw:start-glue-point="10" draw:end-shape="id4" draw:end-glue-point="8" svg:d="m16800 18550c1818 0 1516 1092 711 1742s-2111 857-2111-392" svg:viewBox="0 0 2746 2261">
          <text:p/>
        </draw:connector>
        <draw:frame draw:style-name="gr3" draw:text-style-name="P3" xml:id="id14" draw:id="id14" draw:layer="layout" svg:width="3.316cm" svg:height="1.827cm" svg:x="16.4cm" svg:y="21.073cm">
          <draw:text-box>
            <text:p><text:span text:style-name="T2">Messages arrives and writing messages is possible.</text:span></text:p>
          </draw:text-box>
        </draw:frame>
        <draw:connector draw:style-name="gr8" draw:text-style-name="P1" draw:layer="layout" draw:type="line" svg:x1="10.2cm" svg:y1="6.083cm" svg:x2="9.778cm" svg:y2="6.227cm" draw:start-shape="id6" draw:start-glue-point="3" draw:end-shape="id7" draw:end-glue-point="0" svg:d="m10200 6083-422 144" svg:viewBox="0 0 423 145">
          <text:p/>
        </draw:connector>
        <draw:connector draw:style-name="gr8" draw:text-style-name="P1" draw:layer="layout" draw:type="line" svg:x1="7.05cm" svg:y1="8.1cm" svg:x2="6.584cm" svg:y2="8.806cm" draw:start-shape="id8" draw:start-glue-point="2" svg:d="m7050 8100-466 706" svg:viewBox="0 0 467 707">
          <text:p/>
        </draw:connector>
        <draw:connector draw:style-name="gr8" draw:text-style-name="P1" draw:layer="layout" draw:type="line" svg:x1="10cm" svg:y1="12.516cm" svg:x2="9.3cm" svg:y2="12.401cm" draw:start-shape="id9" draw:start-glue-point="3" draw:end-shape="id10" draw:end-glue-point="0" svg:d="m10000 12516-700-115" svg:viewBox="0 0 701 116">
          <text:p/>
        </draw:connector>
        <draw:connector draw:style-name="gr8" draw:text-style-name="P1" draw:layer="layout" draw:type="line" svg:x1="6cm" svg:y1="13.4cm" svg:x2="4.282cm" svg:y2="14.683cm" draw:start-shape="id11" draw:start-glue-point="2" svg:d="m6000 13400-1718 1283" svg:viewBox="0 0 1719 1284">
          <text:p/>
        </draw:connector>
        <draw:connector draw:style-name="gr8" draw:text-style-name="P1" draw:layer="layout" draw:type="line" svg:x1="15.784cm" svg:y1="13.998cm" svg:x2="14.926cm" svg:y2="15.37cm" draw:start-shape="id12" draw:start-glue-point="3" svg:d="m15784 13998-858 1372" svg:viewBox="0 0 859 1373">
          <text:p/>
        </draw:connector>
        <draw:connector draw:style-name="gr8" draw:text-style-name="P1" draw:layer="layout" draw:type="line" svg:x1="12.15cm" svg:y1="17.727cm" svg:x2="11.533cm" svg:y2="18.319cm" draw:start-shape="id13" draw:start-glue-point="2" svg:d="m12150 17727-617 592" svg:viewBox="0 0 618 593">
          <text:p/>
        </draw:connector>
        <draw:connector draw:style-name="gr8" draw:text-style-name="P1" draw:layer="layout" draw:type="line" svg:x1="18.058cm" svg:y1="21.073cm" svg:x2="17.511cm" svg:y2="20.292cm" draw:start-shape="id14" draw:start-glue-point="0" draw:end-shape="id15" draw:end-glue-point="0" svg:d="m18058 21073-547-781" svg:viewBox="0 0 548 782">
          <text:p/>
        </draw:connector>
        <draw:connector draw:style-name="gr8" draw:text-style-name="P1" draw:layer="layout" draw:type="line" svg:x1="9.2cm" svg:y1="20.4cm" svg:x2="8.766cm" svg:y2="20.803cm" draw:start-shape="id16" draw:start-glue-point="2" svg:d="m9200 20400-434 403" svg:viewBox="0 0 435 404">
          <text:p/>
        </draw:connector>
        <draw:connector draw:style-name="gr8" draw:text-style-name="P1" draw:layer="layout" draw:type="line" svg:x1="8.5cm" svg:y1="23.6cm" svg:x2="8.907cm" svg:y2="23.106cm" draw:start-shape="id17" draw:start-glue-point="0" svg:d="m8500 23600 407-494" svg:viewBox="0 0 408 495">
          <text:p/>
        </draw:connector>
        <draw:connector draw:style-name="gr8" draw:text-style-name="P1" draw:layer="layout" draw:type="line" svg:x1="6.75cm" svg:y1="17.9cm" svg:x2="6.685cm" svg:y2="18.44cm" draw:start-shape="id18" draw:start-glue-point="2" svg:d="m6750 17900-65 540" svg:viewBox="0 0 66 541">
          <text:p/>
        </draw:connector>
      </draw:page>
      <draw:page draw:name="page2" draw:style-name="dp1" draw:master-page-name="Default">
        <draw:custom-shape draw:style-name="gr1" draw:text-style-name="P2" xml:id="id21" draw:id="id21" draw:layer="layout" svg:width="2.8cm" svg:height="2.7cm" svg:x="4.3cm" svg:y="17.2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8cm" svg:height="2.7cm" svg:x="12.8cm" svg:y="21.8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8cm" svg:height="2.7cm" svg:x="8.8cm" svg:y="7.7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0" draw:id="id20" draw:layer="layout" svg:width="2.8cm" svg:height="2.7cm" svg:x="8.8cm" svg:y="13.9cm">
          <text:p text:style-name="P1"><text:span text:style-name="T4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2cm" svg:y1="10.4cm" svg:x2="10.2cm" svg:y2="13.9cm" draw:start-shape="id19" draw:start-glue-point="8" draw:end-shape="id20" draw:end-glue-point="4" svg:d="m10200 10400v3500" svg:viewBox="0 0 1 3501">
          <text:p/>
        </draw:connector>
        <draw:connector draw:style-name="gr2" draw:text-style-name="P1" draw:layer="layout" draw:type="curve" svg:x1="5.7cm" svg:y1="17.2cm" svg:x2="8.8cm" svg:y2="15.25cm" draw:start-shape="id21" draw:start-glue-point="4" draw:end-shape="id20" draw:end-glue-point="6" svg:d="m5700 17200c0-1300 1033-1950 3100-1950" svg:viewBox="0 0 3101 1951">
          <text:p/>
        </draw:connector>
        <draw:connector draw:style-name="gr2" draw:text-style-name="P1" draw:layer="layout" draw:type="curve" svg:x1="11.6cm" svg:y1="9.05cm" svg:x2="14.2cm" svg:y2="21.8cm" draw:start-shape="id19" draw:start-glue-point="10" draw:end-shape="id22" draw:end-glue-point="4" svg:d="m11600 9050c1734 0 2600 4250 2600 12750" svg:viewBox="0 0 2601 12751">
          <text:p/>
        </draw:connector>
        <draw:connector draw:style-name="gr2" draw:text-style-name="P1" draw:layer="layout" draw:type="curve" svg:x1="5.7cm" svg:y1="19.9cm" svg:x2="12.8cm" svg:y2="23.15cm" draw:start-shape="id21" draw:start-glue-point="8" draw:end-shape="id22" draw:end-glue-point="6" svg:d="m5700 19900c0 2167 2366 3250 7100 3250" svg:viewBox="0 0 7101 3251">
          <text:p/>
        </draw:connector>
        <draw:connector draw:style-name="gr2" draw:text-style-name="P1" draw:layer="layout" draw:type="curve" svg:x1="10.156cm" svg:y1="5.304cm" svg:x2="10.2cm" svg:y2="7.7cm" draw:end-shape="id19" draw:end-glue-point="4" svg:d="m10156 5304c0 1422 44 224 44 2396" svg:viewBox="0 0 45 2397">
          <text:p/>
        </draw:connector>
        <draw:connector draw:style-name="gr2" draw:text-style-name="P1" draw:layer="layout" draw:type="curve" svg:x1="10.2cm" svg:y1="16.6cm" svg:x2="7.1cm" svg:y2="18.55cm" draw:start-shape="id20" draw:start-glue-point="8" draw:end-shape="id21" draw:end-glue-point="10" svg:d="m10200 16600c0 1300-1033 1950-3100 1950" svg:viewBox="0 0 3101 1951">
          <text:p/>
        </draw:connector>
        <draw:frame draw:style-name="gr4" draw:text-style-name="P3" xml:id="id29" draw:id="id29" draw:layer="layout" svg:width="3.3cm" svg:height="1.123cm" svg:x="6.7cm" svg:y="11.177cm">
          <draw:text-box>
            <text:p><text:span text:style-name="T2">Bind and listening succeded.</text:span></text:p>
          </draw:text-box>
        </draw:frame>
        <draw:frame draw:style-name="gr9" draw:text-style-name="P3" xml:id="id28" draw:id="id28" draw:layer="layout" svg:width="3.6cm" svg:height="1.109cm" svg:x="2.5cm" svg:y="14.6cm">
          <draw:text-box>
            <text:p><text:span text:style-name="T2">Non fatal error occured.</text:span></text:p>
          </draw:text-box>
        </draw:frame>
        <draw:frame draw:style-name="gr3" draw:text-style-name="P3" xml:id="id30" draw:id="id30" draw:layer="layout" svg:width="2.7cm" svg:height="1.039cm" svg:x="10.6cm" svg:y="5.2cm">
          <draw:text-box>
            <text:p><text:span text:style-name="T2">Master started.</text:span></text:p>
          </draw:text-box>
        </draw:frame>
        <draw:frame draw:style-name="gr6" draw:text-style-name="P3" xml:id="id26" draw:id="id26" draw:layer="layout" svg:width="3.6cm" svg:height="0.7cm" svg:x="7.6cm" svg:y="21cm">
          <draw:text-box>
            <text:p><text:span text:style-name="T2">Fatal error occured</text:span></text:p>
          </draw:text-box>
        </draw:frame>
        <draw:frame draw:style-name="gr6" draw:text-style-name="P3" xml:id="id25" draw:id="id25" draw:layer="layout" svg:width="3.6cm" svg:height="0.7cm" svg:x="13.4cm" svg:y="9.7cm">
          <draw:text-box>
            <text:p><text:span text:style-name="T2">Any error occured.</text:span></text:p>
          </draw:text-box>
        </draw:frame>
        <draw:frame draw:style-name="gr7" draw:text-style-name="P4" draw:layer="layout" svg:width="11.178cm" svg:height="1.038cm" svg:x="5.895cm" svg:y="2.3cm">
          <draw:text-box>
            <text:p><text:span text:style-name="T3">Master <text:s/>– Listening State machine</text:span></text:p>
          </draw:text-box>
        </draw:frame>
        <draw:frame draw:style-name="gr6" draw:text-style-name="P3" xml:id="id27" draw:id="id27" draw:layer="layout" svg:width="3.6cm" svg:height="0.7cm" svg:x="9.1cm" svg:y="18.5cm">
          <draw:text-box>
            <text:p><text:span text:style-name="T2">Any error occured</text:span></text:p>
          </draw:text-box>
        </draw:frame>
        <draw:connector draw:style-name="gr2" draw:text-style-name="P1" xml:id="id24" draw:id="id24" draw:layer="layout" draw:type="curve" draw:line-skew="0cm 1.498cm" svg:x1="11.19cm" svg:y1="14.295cm" svg:x2="11.19cm" svg:y2="16.205cm" draw:start-shape="id20" draw:start-glue-point="11" draw:end-shape="id20" draw:end-glue-point="9" svg:d="m11190 14295c0-1344 2410-896 2410 955s-2410 2300-2410 955" svg:viewBox="0 0 2411 3467">
          <text:p/>
        </draw:connector>
        <draw:frame draw:style-name="gr6" draw:text-style-name="P3" xml:id="id23" draw:id="id23" draw:layer="layout" svg:width="3.6cm" svg:height="3.797cm" svg:x="14.8cm" svg:y="12.585cm">
          <draw:text-box>
            <text:p><text:span text:style-name="T2">Connection requested by a remote gateway. Spawn of a client to take over the connection setup. See Client – Connection State Machine</text:span></text:p>
          </draw:text-box>
        </draw:frame>
        <draw:connector draw:style-name="gr8" draw:text-style-name="P1" draw:layer="layout" draw:type="line" svg:x1="14.8cm" svg:y1="14.483cm" svg:x2="13.6cm" svg:y2="15.25cm" draw:start-shape="id23" draw:start-glue-point="3" draw:end-shape="id24" draw:end-glue-point="0" svg:d="m14800 14483-1200 767" svg:viewBox="0 0 1201 768">
          <text:p/>
        </draw:connector>
        <draw:connector draw:style-name="gr8" draw:text-style-name="P1" draw:layer="layout" draw:type="line" svg:x1="15.2cm" svg:y1="10.4cm" svg:x2="13.472cm" svg:y2="11.815cm" draw:start-shape="id25" draw:start-glue-point="2" svg:d="m15200 10400-1728 1415" svg:viewBox="0 0 1729 1416">
          <text:p/>
        </draw:connector>
        <draw:connector draw:style-name="gr8" draw:text-style-name="P1" draw:layer="layout" draw:type="line" svg:x1="9.4cm" svg:y1="21.7cm" svg:x2="8.382cm" svg:y2="22.682cm" draw:start-shape="id26" draw:start-glue-point="2" svg:d="m9400 21700-1018 982" svg:viewBox="0 0 1019 983">
          <text:p/>
        </draw:connector>
        <draw:connector draw:style-name="gr8" draw:text-style-name="P1" draw:layer="layout" draw:type="line" svg:x1="10.9cm" svg:y1="18.5cm" svg:x2="9.614cm" svg:y2="17.976cm" draw:start-shape="id27" draw:start-glue-point="0" svg:d="m10900 18500-1286-524" svg:viewBox="0 0 1287 525">
          <text:p/>
        </draw:connector>
        <draw:connector draw:style-name="gr8" draw:text-style-name="P1" draw:layer="layout" draw:type="line" svg:x1="4.3cm" svg:y1="15.709cm" svg:x2="6.201cm" svg:y2="15.916cm" draw:start-shape="id28" draw:start-glue-point="2" svg:d="m4300 15709 1901 207" svg:viewBox="0 0 1902 208">
          <text:p/>
        </draw:connector>
        <draw:connector draw:style-name="gr8" draw:text-style-name="P1" draw:layer="layout" draw:type="line" svg:x1="8.35cm" svg:y1="12.3cm" svg:x2="10.22cm" svg:y2="12.745cm" draw:start-shape="id29" draw:start-glue-point="2" svg:d="m8350 12300 1870 445" svg:viewBox="0 0 1871 446">
          <text:p/>
        </draw:connector>
        <draw:connector draw:style-name="gr8" draw:text-style-name="P1" draw:layer="layout" draw:type="line" svg:x1="11.95cm" svg:y1="6.239cm" svg:x2="10.159cm" svg:y2="6.665cm" draw:start-shape="id30" draw:start-glue-point="2" svg:d="m11950 6239-1791 426" svg:viewBox="0 0 1792 427">
          <text:p/>
        </draw:connector>
      </draw:page>
      <draw:page draw:name="page3" draw:style-name="dp1" draw:master-page-name="Default">
        <draw:g>
          <draw:custom-shape draw:style-name="gr10" draw:text-style-name="P1" draw:layer="layout" svg:width="0.8cm" svg:height="0.8cm" svg:x="3.2cm" svg:y="3.6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4cm" svg:y="3.6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4.8cm" svg:y="3.6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5.6cm" svg:y="3.6cm">
            <text:p text:style-name="P1">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0.8cm" svg:x="6.4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7.2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8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8.8cm" svg:y="3.6cm">
            <text:p text:style-name="P1">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0.8cm" svg:x="9.6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0.4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1.2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2cm" svg:y="3.6cm">
            <text:p text:style-name="P1">n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4.9cm" svg:height="0.8cm" svg:x="12.8cm" svg:y="3.6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cm" svg:height="3.2cm" draw:transform="rotate (-1.5707963267949) translate (6.4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8cm" svg:height="6.4cm" draw:transform="rotate (-1.5707963267949) translate (12.8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8cm" svg:height="4.9cm" draw:transform="rotate (-1.5707963267949) translate (17.7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3.516cm" svg:height="1.199cm" svg:x="3.2cm" svg:y="5.7cm">
          <draw:text-box>
            <text:p><text:span text:style-name="T5">Synchronization</text:span></text:p>
            <text:p><text:span text:style-name="T5">header</text:span></text:p>
          </draw:text-box>
        </draw:frame>
        <draw:frame draw:style-name="gr7" draw:text-style-name="P6" draw:layer="layout" svg:width="4.799cm" svg:height="1.199cm" svg:x="7.4cm" svg:y="5.701cm">
          <draw:text-box>
            <text:p><text:span text:style-name="T5">Size of the body as a</text:span></text:p>
            <text:p><text:span text:style-name="T5">64 bit unsigned integer</text:span></text:p>
          </draw:text-box>
        </draw:frame>
        <draw:frame draw:style-name="gr7" draw:text-style-name="P6" draw:layer="layout" svg:width="4.333cm" svg:height="0.725cm" svg:x="13.401cm" svg:y="5.801cm">
          <draw:text-box>
            <text:p><text:span text:style-name="T5">The actual message</text:span></text:p>
          </draw:text-box>
        </draw:frame>
      </draw:page>
      <draw:page draw:name="page4" draw:style-name="dp1" draw:master-page-name="Default">
        <draw:custom-shape draw:style-name="gr1" draw:text-style-name="P7" xml:id="id32" draw:id="id32" draw:layer="layout" svg:width="4.3cm" svg:height="1.9cm" svg:x="5.5cm" svg:y="3.7cm">
          <text:p text:style-name="P7"><text:span text:style-name="T5">Gatewa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7" draw:id="id37" draw:layer="layout" svg:width="4.3cm" svg:height="1.9cm" svg:x="11.4cm" svg:y="3.7cm">
          <text:p text:style-name="P7"><text:span text:style-name="T5">Gateway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4" draw:id="id34" draw:layer="layout" svg:width="4.3cm" svg:height="1.9cm" svg:x="8.8cm" svg:y="7cm">
          <text:p text:style-name="P7"><text:span text:style-name="T5">Gateway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12" draw:text-style-name="P1" draw:layer="layout" svg:width="0.3cm" svg:height="1cm" svg:x="2.6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2.6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2.9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2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5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8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4.1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4.4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33" draw:id="id33">
          <draw:custom-shape draw:style-name="gr12" draw:text-style-name="P1" draw:layer="layout" svg:width="0.3cm" svg:height="1cm" svg:x="6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3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6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9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2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5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8cm" svg:y="7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" draw:text-style-name="P1" xml:id="id35" draw:id="id35" draw:layer="layout" svg:width="0.9cm" svg:height="0.7cm" draw:transform="rotate (1.5707963267949) translate (13.9cm 8.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xml:id="id36" draw:id="id36" draw:layer="layout" svg:width="0.9cm" svg:height="0.7cm" draw:transform="rotate (1.5707963267949) translate (16.5cm 5.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3" draw:text-style-name="P1" draw:layer="layout" draw:type="line" svg:x1="4.7cm" svg:y1="4.7cm" svg:x2="5.5cm" svg:y2="4.65cm" draw:start-shape="id31" draw:start-glue-point="1" draw:end-shape="id32" draw:end-glue-point="3" svg:d="m4700 4700 800-50" svg:viewBox="0 0 801 51">
          <text:p/>
        </draw:connector>
        <draw:connector draw:style-name="gr13" draw:text-style-name="P1" draw:layer="layout" draw:type="line" svg:x1="8.1cm" svg:y1="8cm" svg:x2="8.8cm" svg:y2="7.95cm" draw:start-shape="id33" draw:start-glue-point="1" draw:end-shape="id34" draw:end-glue-point="3" svg:d="m8100 8000 700-50" svg:viewBox="0 0 701 51">
          <text:p/>
        </draw:connector>
        <draw:connector draw:style-name="gr13" draw:text-style-name="P1" draw:layer="layout" draw:type="line" svg:x1="13.9cm" svg:y1="7.95cm" svg:x2="13.1cm" svg:y2="7.95cm" draw:start-shape="id35" draw:start-glue-point="0" draw:end-shape="id34" draw:end-glue-point="1" svg:d="m13900 7950h-800" svg:viewBox="0 0 801 1">
          <text:p/>
        </draw:connector>
        <draw:connector draw:style-name="gr13" draw:text-style-name="P1" draw:layer="layout" draw:type="line" svg:x1="16.5cm" svg:y1="4.65cm" svg:x2="15.7cm" svg:y2="4.65cm" draw:start-shape="id36" draw:start-glue-point="0" draw:end-shape="id37" draw:end-glue-point="1" svg:d="m16500 4650h-800" svg:viewBox="0 0 801 1">
          <text:p/>
        </draw:connector>
        <draw:frame draw:style-name="gr14" draw:text-style-name="P3" draw:layer="layout" svg:width="1.874cm" svg:height="1.499cm" svg:x="2.6cm" svg:y="5.4cm">
          <draw:text-box>
            <text:p text:style-name="P3"><text:span text:style-name="T2">Gateway</text:span></text:p>
            <text:p text:style-name="P3"><text:span text:style-name="T2">Queue</text:span></text:p>
          </draw:text-box>
        </draw:frame>
        <draw:frame draw:style-name="gr7" draw:text-style-name="P3" draw:layer="layout" svg:width="1.874cm" svg:height="1.433cm" svg:x="6.1cm" svg:y="8.6cm">
          <draw:text-box>
            <text:p text:style-name="P3"><text:span text:style-name="T2">Remote</text:span></text:p>
            <text:p text:style-name="P3"><text:span text:style-name="T2">Gateway</text:span></text:p>
            <text:p text:style-name="P3"><text:span text:style-name="T2">Queue</text:span></text:p>
          </draw:text-box>
        </draw:frame>
        <draw:connector draw:style-name="gr2" draw:text-style-name="P1" draw:layer="layout" draw:type="line" svg:x1="9.8cm" svg:y1="4.65cm" svg:x2="11.4cm" svg:y2="4.65cm" draw:start-shape="id32" draw:start-glue-point="1" draw:end-shape="id37" draw:end-glue-point="3" svg:d="m9800 4650h1600" svg:viewBox="0 0 1601 1">
          <text:p/>
        </draw:connector>
        <draw:connector draw:style-name="gr2" draw:text-style-name="P1" draw:layer="layout" draw:type="line" svg:x1="7.65cm" svg:y1="5.6cm" svg:x2="10.95cm" svg:y2="7cm" draw:start-shape="id32" draw:start-glue-point="2" draw:end-shape="id34" draw:end-glue-point="0" svg:d="m7650 5600 3300 1400" svg:viewBox="0 0 3301 1401">
          <text:p/>
        </draw:connector>
        <draw:connector draw:style-name="gr2" draw:text-style-name="P1" draw:layer="layout" draw:type="line" svg:x1="13.55cm" svg:y1="5.6cm" svg:x2="10.95cm" svg:y2="7cm" draw:start-shape="id37" draw:start-glue-point="2" draw:end-shape="id34" draw:end-glue-point="0" svg:d="m13550 5600-2600 1400" svg:viewBox="0 0 2601 1401">
          <text:p/>
        </draw:connector>
        <draw:frame draw:style-name="gr15" draw:text-style-name="P3" draw:layer="layout" svg:width="1.709cm" svg:height="0.645cm" svg:x="16.1cm" svg:y="5.355cm">
          <draw:text-box>
            <text:p><text:span text:style-name="T2">*:54000</text:span></text:p>
          </draw:text-box>
        </draw:frame>
        <draw:frame draw:style-name="gr16" draw:text-style-name="P3" draw:layer="layout" svg:width="0.87cm" svg:height="0.645cm" svg:x="13.73cm" svg:y="8.555cm">
          <draw:text-box>
            <text:p><text:span text:style-name="T2">*:*</text:span></text:p>
          </draw:text-box>
        </draw:frame>
        <draw:frame draw:style-name="gr15" draw:text-style-name="P3" draw:layer="layout" svg:width="1.027cm" svg:height="0.645cm" svg:x="8.673cm" svg:y="6.355cm">
          <draw:text-box>
            <text:p><text:span text:style-name="T2">0..*</text:span></text:p>
          </draw:text-box>
        </draw:frame>
        <draw:frame draw:style-name="gr15" draw:text-style-name="P3" draw:layer="layout" svg:width="1.027cm" svg:height="0.645cm" svg:x="12.273cm" svg:y="6.155cm">
          <draw:text-box>
            <text:p><text:span text:style-name="T2">0..*</text:span></text:p>
          </draw:text-box>
        </draw:frame>
        <draw:frame draw:style-name="gr17" draw:text-style-name="P3" draw:layer="layout" svg:width="0.697cm" svg:height="0.645cm" svg:x="10.603cm" svg:y="3.9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5T11:25:54.547311596</meta:creation-date>
    <dc:date>2014-01-27T21:39:28.763224535</dc:date>
    <meta:editing-duration>PT36M50S</meta:editing-duration>
    <meta:editing-cycles>7</meta:editing-cycles>
    <meta:generator>LibreOffice/4.1.4.2$Linux_X86_64 LibreOffice_project/410$Build-2</meta:generator>
    <meta:document-statistic meta:object-count="122"/>
  </office:meta>
</office:document-meta>
</file>